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justify" fo:margin-bottom="0in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paragraph-properties fo:text-align="justify"/>
    </style:style>
    <style:style style:name="P325" style:parent-style-name="Normal" style:family="paragraph">
      <style:paragraph-properties fo:text-align="justify"/>
    </style:style>
    <style:style style:name="P326" style:parent-style-name="Normal" style:family="paragraph">
      <style:paragraph-properties fo:text-align="justify"/>
    </style:style>
    <style:style style:name="P327" style:parent-style-name="Normal" style:family="paragraph">
      <style:paragraph-properties fo:text-align="justify"/>
    </style:style>
  </office:automatic-styles>
  <office:body>
    <office:text text:use-soft-page-breaks="true">
      <text:p text:style-name="P1">Copyeditor : Mathilde Nicolas.<text:s/></text:p>
      <text:p text:style-name="P2">Creator: Loret Jean (1595 ?-1665).<text:s/></text:p>
      <text:p text:style-name="P3">Title: « Immanquable », La Muze historique, Lettre XVIII, Lettre en vers à Son Altesse Madame la Duchesse de Nemours.<text:s/></text:p>
      <text:p text:style-name="P4">Date: 10 mai 1664.<text:s/></text:p>
      <text:p text:style-name="P5"><text:span text:style-name="T6">Bibl:<text:s/></text:span><text:span text:style-name="T7">Loret Jean</text:span><text:span text:style-name="T8">,<text:s/></text:span><text:span text:style-name="T9">La muze historique, ou Recueil des lettres en vers contenant les nouvelles du temps : écrites à Son Altesse Mademoizelle de Longueville, depuis duchesse de Nemours (1650-1665)</text:span><text:span text:style-name="T10">, LIEU, Claude Chenault, ANNÉE.</text:span></text:p>
      <text:p text:style-name="P11"/>
      <text:p text:style-name="P12"/>
      <text:p text:style-name="P13">195</text:p>
      <text:p text:style-name="P14">Lettre dix-huitiéme</text:p>
      <text:p text:style-name="P15">Du [samedi] dixiéme May.</text:p>
      <text:p text:style-name="P16"/>
      <text:p text:style-name="P17">Immanquable.</text:p>
      <text:p text:style-name="P18"/>
      <text:p text:style-name="P19">Durant que la plus belle Cour</text:p>
      <text:p text:style-name="P20">Qu’ait jamais éclairé le jour,</text:p>
      <text:p text:style-name="P21">Se divertit et se goberge</text:p>
      <text:p text:style-name="P22">Dans Versaille, Royale Auberge,</text:p>
      <text:p text:style-name="P23">Dézespéré, confus, chagrin,</text:p>
      <text:soft-page-break/>
      <text:p text:style-name="P24">Je m’arache, presque, le crin,</text:p>
      <text:p text:style-name="P25">Tant j’ay de déplaizir extresme</text:p>
      <text:p text:style-name="P26">De n’être pas, illec, moy-mesme :</text:p>
      <text:p text:style-name="P27">Mais, nonobstant l'emportement</text:p>
      <text:p text:style-name="P28">Qui m’agite prézentement,</text:p>
      <text:p text:style-name="P29">Digne Objet de vœux et d'hommages,</text:p>
      <text:p text:style-name="P30">Princesse, honneur de mes ouvrages,</text:p>
      <text:p text:style-name="P31">Je m’en vais essayer, pourtant,</text:p>
      <text:p text:style-name="P32">De vous satisfaire comptant,</text:p>
      <text:p text:style-name="P33">Touchant le Tribut immanquable,</text:p>
      <text:p text:style-name="P34">Dont je suis vôtre redevable.</text:p>
      <text:p text:style-name="P35"/>
      <text:p text:style-name="P36">L’ancien Evesque Du Puy,</text:p>
      <text:p text:style-name="P37">Et qui l’est d’Evreux, aujourd’huy,</text:p>
      <text:p text:style-name="P38">Ou qui, dans fort peu, le doit être,</text:p>
      <text:p text:style-name="P39">Par octroy du Roy nôtre Maître,</text:p>
      <text:p text:style-name="P40">Prélat qui vaut son pézant d'or,</text:p>
      <text:p text:style-name="P41">Fit, l’autre-jour, dans Saint Victor,</text:p>
      <text:p text:style-name="P42">En belle et bonne Compagnie,</text:p>
      <text:p text:style-name="P43">La célèbre cérémonie</text:p>
      <text:p text:style-name="P44">De bénir Monsieur du Fresnoy,</text:p>
      <text:soft-page-break/>
      <text:p text:style-name="P45">Qui n'est pas trop connu de moy,</text:p>
      <text:p text:style-name="P46">Mais qu'on m'a dit être fort sage,</text:p>
      <text:p text:style-name="P47">Et, certainement, Personnage</text:p>
      <text:p text:style-name="P48">Orné de talens singuliers,</text:p>
      <text:p text:style-name="P49"/>
      <text:p text:style-name="P50">Et trés-digne Abbé de Jouïlliers,</text:p>
      <text:p text:style-name="P51">Ayant, mesme, une autre épitette,</text:p>
      <text:p text:style-name="P52">Sçavoir, Prieur de la Villette;</text:p>
      <text:p text:style-name="P53">Lequel futur Prélat d'Evreux</text:p>
      <text:p text:style-name="P54">(Que Dieu garde d'être fiévreux)</text:p>
      <text:p text:style-name="P55">Avoit pour Assistans notables</text:p>
      <text:p text:style-name="P56">Deux Abbez fort considérables,</text:p>
      <text:p text:style-name="P57">Assavoir l'Abbé d'Abecourt,</text:p>
      <text:p text:style-name="P58">Dont par-tout un bon renom court,</text:p>
      <text:p text:style-name="P59">L'autre est Abbé de la Lucerne,</text:p>
      <text:p text:style-name="P60">Que la mesme vertu gouverne,</text:p>
      <text:p text:style-name="P61">Tous-deux (je croy) Crossez, Mitrez,</text:p>
      <text:p text:style-name="P62">Et de l'Ordre des Prémontrez.</text:p>
      <text:p text:style-name="P63">La Bénédiction autentique</text:p>
      <text:p text:style-name="P64">De ce prude Eccléziastique</text:p>
      <text:p text:style-name="P65">Se fit (à dire vérité)</text:p>
      <text:p text:style-name="P66">Avec grande solennitè,</text:p>
      <text:p text:style-name="P67">Et pluzieurs Gens de conséquence</text:p>
      <text:p text:style-name="P68">L'honorérent de leur prézence:</text:p>
      <text:p text:style-name="P69">Bref, ladite illustre Action,</text:p>
      <text:p text:style-name="P70">Qui dans nôtre Relation</text:p>
      <text:p text:style-name="P71">Est assez simplement déduite,</text:p>
      <text:p text:style-name="P72">Se fit, dit-on, par la conduite</text:p>
      <text:p text:style-name="P73">D'un honorable Homme-de-bien,</text:p>
      <text:p text:style-name="P74">Qui fit que tout alla fort bien,</text:p>
      <text:p text:style-name="P75">Homme orné d'une assez belle ame,</text:p>
      <text:p text:style-name="P76">Bénéficier dans Nôtre-Dame,</text:p>
      <text:p text:style-name="P77">Digne d'Epigramme, ou Sonnet,</text:p>
      <text:p text:style-name="P78">Et qu'on nomme Monsieur Sonet.</text:p>
      <text:p text:style-name="P79"/>
      <text:p text:style-name="P80">196</text:p>
      <text:p text:style-name="P81">Selon la teneur et substance</text:p>
      <text:p text:style-name="P82">De pluzieurs Lettres d'importance,</text:p>
      <text:p text:style-name="P83">Monsieur de Coligny, guerrier,</text:p>
      <text:p text:style-name="P84">Assez convoiteux du laurier,</text:p>
      <text:p text:style-name="P85">Et qu'on a fait par sa vaillance</text:p>
      <text:p text:style-name="P86">Général des Troupes de France,</text:p>
      <text:p text:style-name="P87">Lesquelles vont de par le Roy</text:p>
      <text:p text:style-name="P88">Pour guerroyer, de bonne-foy,</text:p>
      <text:p text:style-name="P89">Contre les Turcs et les Tartares,</text:p>
      <text:p text:style-name="P90">Qui poussez de desseins barbares,</text:p>
      <text:p text:style-name="P91">Veulent, avec hostilité,</text:p>
      <text:p text:style-name="P92">Faire insulte à la Chrétienté :</text:p>
      <text:p text:style-name="P93">Ce brave Coligny (vous dis-je)</text:p>
      <text:p text:style-name="P94">Qui de valeur est un prodige,</text:p>
      <text:p text:style-name="P95">Est, enfin, arrivé dans Mets,</text:p>
      <text:p text:style-name="P96">Où l'on voit filer dézormais</text:p>
      <text:p text:style-name="P97">Pluzieurs François Auxiliaires,</text:p>
      <text:p text:style-name="P98">Tant enrollez, que volontaires,</text:p>
      <text:p text:style-name="P99">Et comme ils sont pleins de vigueur,</text:p>
      <text:p text:style-name="P100">Et que pour bien payer de cœur</text:p>
      <text:p text:style-name="P101">Ils ont des ardeurs sans-pareilles,</text:p>
      <text:p text:style-name="P102">On espére d'eux des merveilles.</text:p>
      <text:p text:style-name="P103"/>
      <text:p text:style-name="P104">Sérin, ce Brave Belliqueur,</text:p>
      <text:p text:style-name="P105">A, dit-on, bloqué de grand cœur,</text:p>
      <text:p text:style-name="P106">Caniza, Ville et Forteresse</text:p>
      <text:p text:style-name="P107">Apartenant à Sa Hautesse:</text:p>
      <text:p text:style-name="P108">Selon le bruit universel</text:p>
      <text:p text:style-name="P109">Elle est autant que Newhauzel</text:p>
      <text:p text:style-name="P110">Pour son assiette inexpugnable,</text:p>
      <text:p text:style-name="P111">Importante et considérable ;</text:p>
      <text:p text:style-name="P112">Et si ce généreux Seigneur</text:p>
      <text:p text:style-name="P113">En peut venir à son honneur,</text:p>
      <text:p text:style-name="P114">Et qu'elle soit par luy conquize,</text:p>
      <text:p text:style-name="P115">L'Aigle, par cette heureuze prize,</text:p>
      <text:p text:style-name="P116">(Qui seroit un fait ravissant)</text:p>
      <text:p text:style-name="P117">Auroit barre sur le Croissant.</text:p>
      <text:p text:style-name="P118"/>
      <text:p text:style-name="P119">Les grandes Forces de l'Empire,</text:p>
      <text:p text:style-name="P120">A qui tout bon-heur je dézire,</text:p>
      <text:p text:style-name="P121">Ont rendez-vous dans Altembour,</text:p>
      <text:p text:style-name="P122">De ce mois le quinziéme jour,</text:p>
      <text:p text:style-name="P123">Lequel échoit (choze certaine)</text:p>
      <text:p text:style-name="P124">Le Jeudy de l'autre-semaine :</text:p>
      <text:p text:style-name="P125">Ainsi, dans quelque temps après</text:p>
      <text:p text:style-name="P126">On poura savoir les progrés,</text:p>
      <text:p text:style-name="P127">L'avantage, ou la décadance,</text:p>
      <text:p text:style-name="P128">De l'une, ou de l'autre Puissance,</text:p>
      <text:p text:style-name="P129">Qui vont être dans peu de jours</text:p>
      <text:p text:style-name="P130">L'entretien de toutes les Cours;</text:p>
      <text:p text:style-name="P131">Et, mesmement, les exercites</text:p>
      <text:p text:style-name="P132">Des Polonois et Moscovites,</text:p>
      <text:p text:style-name="P133">Dont les Etats envenimez</text:p>
      <text:p text:style-name="P134">Sont l'un contre l'autre animez:</text:p>
      <text:p text:style-name="P135"/>
      <text:p text:style-name="P136">Car pour Lisbone et pour l’Espagne,</text:p>
      <text:p text:style-name="P137">On croid que dans cette Campagne</text:p>
      <text:p text:style-name="P138">Il ne se feront pas grand mal,</text:p>
      <text:p text:style-name="P139">Et l'on dit que le Portugal</text:p>
      <text:p text:style-name="P140">N'a d'autre but, quoy qu'il arive,</text:p>
      <text:p text:style-name="P141">Que d'être sur la défensive;</text:p>
      <text:p text:style-name="P142">Et l'on s'imagine cela<text:s/></text:p>
      <text:p text:style-name="P143">Que peut-être dans ce temps-là,</text:p>
      <text:p text:style-name="P144">Ou, paravant que l'an s'achéve,<text:s/></text:p>
      <text:p text:style-name="P145">Ils feront la Paix, ou la Tréve ;</text:p>
      <text:p text:style-name="P146">Tel cas se pouroit espérer,</text:p>
      <text:p text:style-name="P147">Mais je n'en voudrois pas jurer.</text:p>
      <text:p text:style-name="P148"/>
      <text:p text:style-name="P149">D'Angleterre les Fanatiques</text:p>
      <text:p text:style-name="P150">Font souvent de sourdes pratiques</text:p>
      <text:p text:style-name="P151">Pour tâcher de brouiller l'Etat,</text:p>
      <text:p text:style-name="P152">Mais on n'en fait pas grand état</text:p>
      <text:p text:style-name="P153">D’autant qu'un si bon ordre on donne</text:p>
      <text:p text:style-name="P154">Pour réprimer l'humeur félonne</text:p>
      <text:p text:style-name="P155">De ces nourriçons de discords,</text:p>
      <text:p text:style-name="P156">Qu'ils sont méchans, mais non pas forts</text:p>
      <text:p text:style-name="P157"/>
      <text:p text:style-name="P158">Foy de Catholique et bon Homme,</text:p>
      <text:p text:style-name="P159">Je n'ay rien à dire de Rome,</text:p>
      <text:p text:style-name="P160">Sinon qu'on tient, pour assûré,</text:p>
      <text:p text:style-name="P161">Que le Légat a latere,</text:p>
      <text:p text:style-name="P162">Dont la Suite sera trés-belle.</text:p>
      <text:p text:style-name="P163">N'est pas encor party d'icelle,</text:p>
      <text:p text:style-name="P164">Le grand équipage qu'il fait</text:p>
      <text:p text:style-name="P165">N'étant pas ny fait, ny parfait.</text:p>
      <text:p text:style-name="P166"/>
      <text:p text:style-name="P167"/>
      <text:p text:style-name="P168">Autre nouvelle de Venize</text:p>
      <text:p text:style-name="P169">Ne sera dans ma Lettre mize,</text:p>
      <text:p text:style-name="P170">Sinon qu'illec on n'obmet rien</text:p>
      <text:p text:style-name="P171">Pour se défendre en Gens-de-bien,</text:p>
      <text:p text:style-name="P172">En cas que l'Averse-partie<text:s/></text:p>
      <text:p text:style-name="P173">Veuille entrer dans la Dalmatie.</text:p>
      <text:p text:style-name="P174"/>
      <text:p text:style-name="P175">De nouvelles je suis à sec,</text:p>
      <text:p text:style-name="P176">Cela me clos quazi le bec :</text:p>
      <text:p text:style-name="P177">Car de la fête de Versaille</text:p>
      <text:p text:style-name="P178">Je ne puis rien dire qui vaille.</text:p>
      <text:p text:style-name="P179">Malgré les douleurs de mon col,</text:p>
      <text:p text:style-name="P180">Dont j'étais quazi pis que fol,</text:p>
      <text:p text:style-name="P181">Je me mis en quelque équipage,</text:p>
      <text:p text:style-name="P182">Je pris un cheval de loüage,</text:p>
      <text:p text:style-name="P183">Et fis un dessein courageux</text:p>
      <text:p text:style-name="P184">De voir ses pompes et ses jeux :</text:p>
      <text:p text:style-name="P185">Mais, de ce beau Château, l’entrée</text:p>
      <text:p text:style-name="P186">Ne fut point par moy pénétrée ;</text:p>
      <text:p text:style-name="P187">Dés la premiére, ou basse Court,</text:p>
      <text:p text:style-name="P188">Un Suisse m'arêta tout court,</text:p>
      <text:p text:style-name="P189">Humble, je fis le pié derriére,</text:p>
      <text:p text:style-name="P190">Mais il me dit à sa maniére,</text:p>
      <text:p text:style-name="P191"/>
      <text:p text:style-name="P192">197</text:p>
      <text:p text:style-name="P193">D’un ton qui n'étoit pas trop doux,</text:p>
      <text:p text:style-name="P194">« O, Par-mon-foy, point n'entre fous;</text:p>
      <text:p text:style-name="P195">Si bien qu'avec plus de trois mille,</text:p>
      <text:p text:style-name="P196">Tant des champs, que de cette ville,</text:p>
      <text:p text:style-name="P197">Qui furent (non pas sans émoy)</text:p>
      <text:p text:style-name="P198">Rebutez aussi bien que moy,<text:s/></text:p>
      <text:p text:style-name="P199">De loin la Maizon regardâmes,</text:p>
      <text:p text:style-name="P200">Et soudain nous retrogradâmes,</text:p>
      <text:p text:style-name="P201">Grinçant cent et cent fois les dents</text:p>
      <text:p text:style-name="P202">De n’avoir pas entré dedans.</text:p>
      <text:p text:style-name="P203">Enfin, tant d'admirables chozes</text:p>
      <text:p text:style-name="P204">Etans pour moi des Lettres clozes,</text:p>
      <text:p text:style-name="P205">Qui voudroit (en ma place) ozer</text:p>
      <text:p text:style-name="P206">Prendre aucun souct d'en jazer?</text:p>
      <text:p text:style-name="P207">Mais, toutefois, veüille, ou non veüille,</text:p>
      <text:p text:style-name="P208">Puis-qu’il faut remplir nôtre feüille,</text:p>
      <text:p text:style-name="P209">Je vais sur le rapport d'autruy</text:p>
      <text:p text:style-name="P210">En dire deux mots aujourd'huy ;</text:p>
      <text:p text:style-name="P211">Et sans, pourtant, observer d'ordre,</text:p>
      <text:p text:style-name="P212">Dût-on sur moy dauber, ou mordre,</text:p>
      <text:p text:style-name="P213">Mais rien que généralement,</text:p>
      <text:p text:style-name="P214">Ne pouvant pas faire autrement.</text:p>
      <text:p text:style-name="P215">La premiére des trois journées</text:p>
      <text:p text:style-name="P216">A cette Feste destinées,</text:p>
      <text:p text:style-name="P217">(Le propre jour, en vérité,</text:p>
      <text:p text:style-name="P218">Où moy, pauvret, fus rebuté)</text:p>
      <text:p text:style-name="P219">Dans un lieu plus êtroit que vague,</text:p>
      <text:p text:style-name="P220">Se firent des Courses de Bague,<text:s/></text:p>
      <text:p text:style-name="P221">Avec des habits fort galans,</text:p>
      <text:p text:style-name="P222">D’argent, de soye et d'or, brillans,</text:p>
      <text:p text:style-name="P223">Dont le Brave et beau La-Valliére,</text:p>
      <text:p text:style-name="P224">Par son adresse singuliére,</text:p>
      <text:p text:style-name="P225">Devant plus de deux cens beaux yeux,</text:p>
      <text:p text:style-name="P226">Emporta le Prix glorieux,</text:p>
      <text:p text:style-name="P227">De valeur extraordinère,</text:p>
      <text:p text:style-name="P228">Qu’il receut de la Reine-Mére.</text:p>
      <text:p text:style-name="P229">O Vraiment ! trop heureux Humain !</text:p>
      <text:p text:style-name="P230">D’avoir d'une si belle main,</text:p>
      <text:p text:style-name="P231">Si blanche, et mesmes si Royale,</text:p>
      <text:p text:style-name="P232">Obtenu ce riche Régale,</text:p>
      <text:p text:style-name="P233">Assavoir Epée et Baudrier,</text:p>
      <text:p text:style-name="P234">Propres pour un jeune Guerrier.</text:p>
      <text:p text:style-name="P235">Illec, les quatre Ages parurent,</text:p>
      <text:p text:style-name="P236">Qui, <text:s/>de tous, trés-admirez furent,</text:p>
      <text:p text:style-name="P237">Et les quatre Saizons aussi,</text:p>
      <text:p text:style-name="P238">Non pas, certes, cossi, cossi,</text:p>
      <text:p text:style-name="P239">Mais dans une admirable Place,</text:p>
      <text:p text:style-name="P240">Avec tant d'art et tant de grace,</text:p>
      <text:p text:style-name="P241">Tant de pompe et tant de beauté,</text:p>
      <text:p text:style-name="P242">On croyoit être enchanté :</text:p>
      <text:p text:style-name="P243">Mais entre tant de rares chozes,</text:p>
      <text:p text:style-name="P244">Le printemps avéques ses rozes,</text:p>
      <text:p text:style-name="P245">Avec ses œillets et ses lis,</text:p>
      <text:p text:style-name="P246">Qui sembloient fraîchement cüeillis,</text:p>
      <text:p text:style-name="P247"/>
      <text:p text:style-name="P248">Son vizage et sa riche taille,</text:p>
      <text:p text:style-name="P249">Charmérent, dit-on, tout Versaille.</text:p>
      <text:p text:style-name="P250">Puis, le soir, on fit un Repas</text:p>
      <text:p text:style-name="P251">Si plein de superbes apas,</text:p>
      <text:p text:style-name="P252">Qu'on n'a, dans pas-un siécle antique,</text:p>
      <text:p text:style-name="P253">Rien vû qui fut si magnifique:</text:p>
      <text:p text:style-name="P254">Car, enfin, on n'a jamais sceu,</text:p>
      <text:p text:style-name="P255">Ny dans nul Autheur aperceu</text:p>
      <text:p text:style-name="P256">Que sans miracles, ou magies,</text:p>
      <text:p text:style-name="P257">On ait vû deux mille bougies</text:p>
      <text:p text:style-name="P258">Eclairer, par profuzion,</text:p>
      <text:p text:style-name="P259">Une seule Colation.</text:p>
      <text:p text:style-name="P260">Le second jour, la Comédie,</text:p>
      <text:p text:style-name="P261">Par le sieur de Molière ourdie,</text:p>
      <text:p text:style-name="P262">Où l'on remarqua pleinement</text:p>
      <text:p text:style-name="P263">Grand esprit et grand agrément,</text:p>
      <text:p text:style-name="P264">(Cét Autheur ayant vent en poupe)</text:p>
      <text:p text:style-name="P265">Ocupa, tant luy que sa Troupe,</text:p>
      <text:p text:style-name="P266">Avec de célestes Récits</text:p>
      <text:p text:style-name="P267">A toucher les plus endurcis,</text:p>
      <text:p text:style-name="P268">Animez des douceurs divines</text:p>
      <text:p text:style-name="P269">De deux rares voix féminines,</text:p>
      <text:p text:style-name="P270">Qui sont (comme j'ay dit un jour)</text:p>
      <text:p text:style-name="P271">Les Rossignoles de la Cour,</text:p>
      <text:p text:style-name="P272">Que personne ne contrecarre,</text:p>
      <text:p text:style-name="P273">Assavoir l'Hilaire et la Barre.</text:p>
      <text:p text:style-name="P274">Le troiziéme jour, aux flambeaux,</text:p>
      <text:p text:style-name="P275">Un grand Balet, et des plus beaux,</text:p>
      <text:p text:style-name="P276">Dont étoit, en propre Personne,</text:p>
      <text:p text:style-name="P277">Nôtre digne Porte-Couronne,</text:p>
      <text:p text:style-name="P278">Avec maint Prince et Grand Seigneur,</text:p>
      <text:p text:style-name="P279">Et d'autres Gens, qui, par honneur,</text:p>
      <text:p text:style-name="P280">Comme étans Personnes de marque,</text:p>
      <text:p text:style-name="P281">Sont dans les plaizirs du Monarque,</text:p>
      <text:p text:style-name="P282">Fut admirablement dansé;</text:p>
      <text:p text:style-name="P283">Et quand ce plaizir fut passé,</text:p>
      <text:p text:style-name="P284">On finit toutes ces délices</text:p>
      <text:p text:style-name="P285">Par des Feux, par des artifices</text:p>
      <text:p text:style-name="P286">Allumez sur de claires eaux,</text:p>
      <text:p text:style-name="P287">Si radieux et si nouveaux,</text:p>
      <text:p text:style-name="P288">Que si les bruits sont véritables</text:p>
      <text:p text:style-name="P289">On n'en vid jamais de semblables.</text:p>
      <text:p text:style-name="P290">Enfin, tant de ravissemens,</text:p>
      <text:p text:style-name="P291">Tant de pompeux contentement,</text:p>
      <text:p text:style-name="P292">Courses de Bague, magnifiques,</text:p>
      <text:p text:style-name="P293">Carrouzels, spectacles comiques,</text:p>
      <text:p text:style-name="P294">Mille feux brillans dans les airs,</text:p>
      <text:p text:style-name="P295">Tant de Festins, tant de Concerts,</text:p>
      <text:p text:style-name="P296">Et, dans des Marches rayonnantes,</text:p>
      <text:p text:style-name="P297">Tant de Machines surprenantes,</text:p>
      <text:p text:style-name="P298">Bref, tant d'aprèts délicieux,</text:p>
      <text:p text:style-name="P299">Avoient pour titre spécieux</text:p>
      <text:p text:style-name="P300">Les Plaisirs de l'Isle enchantée,</text:p>
      <text:p text:style-name="P301">Que l'Arioste <text:s/>a tant chantée,</text:p>
      <text:p text:style-name="P302"/>
      <text:p text:style-name="P303"/>
      <text:p text:style-name="P304">Où quantitè de Paladins,</text:p>
      <text:p text:style-name="P305">Des plus Preux, et des moins gredins,</text:p>
      <text:p text:style-name="P306">(Sans alors se soucier d'armes)</text:p>
      <text:p text:style-name="P307">D'Alcine idolâtroient les charmes;</text:p>
      <text:p text:style-name="P308">Et c'étoit-là le fondement</text:p>
      <text:p text:style-name="P309">De ce grand Divertissement,</text:p>
      <text:p text:style-name="P310">Dont ce qu'icy je viens d'écrire</text:p>
      <text:p text:style-name="P311">Est, quazi, comme n'en rien dire,</text:p>
      <text:p text:style-name="P312">N'ayant qu'en termes mal conceus</text:p>
      <text:p text:style-name="P313">Passé légérement dessus,</text:p>
      <text:p text:style-name="P314"/>
      <text:p text:style-name="P315">Par un défaut de connoissance,</text:p>
      <text:p text:style-name="P316">D'Amis et de corespondance,<text:s/></text:p>
      <text:p text:style-name="P317">Dont je n'ay pas trop, Dieu-mercy,</text:p>
      <text:p text:style-name="P318">Et je finis ma Lettre ainsy,</text:p>
      <text:p text:style-name="P319">Souhaitant bon-soir à l’Altesse</text:p>
      <text:p text:style-name="P320">Dont si belle et blonde est la tresse.</text:p>
      <text:p text:style-name="P321"/>
      <text:p text:style-name="P322">Le Dix de May, Mois le plus doux,</text:p>
      <text:p text:style-name="P323">Et le plus verdoyant de tous.</text:p>
      <text:p text:style-name="P324"/>
      <text:p text:style-name="P325"/>
      <text:p text:style-name="P326"/>
      <text:p text:style-name="P327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ilde nicolas</meta:initial-creator>
    <dc:creator>word</dc:creator>
    <meta:creation-date>2020-02-13T11:12:00Z</meta:creation-date>
    <dc:date>2020-02-13T11:12:00Z</dc:date>
    <meta:template xlink:href="Normal" xlink:type="simple"/>
    <meta:editing-cycles>2</meta:editing-cycles>
    <meta:editing-duration>PT0S</meta:editing-duration>
    <meta:document-statistic meta:page-count="3" meta:paragraph-count="18" meta:word-count="1409" meta:character-count="9424" meta:row-count="66" meta:non-whitespace-character-count="8033"/>
  </office:meta>
</office:document-meta>
</file>